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0-22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6-06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5-03-03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10-03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9-3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6-06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1-3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2-05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1-09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8-31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7-12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6-27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6-02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3-03-03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1-03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9-08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7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6-08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4-0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1-30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0-12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9-1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5-14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3-0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66065454546" calcext:value-type="float">
            <text:p>12.126606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2104827586" calcext:value-type="float">
            <text:p>12.365210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40544" calcext:value-type="float">
            <text:p>12.42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96995862069" calcext:value-type="float">
            <text:p>12.38969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4742068966" calcext:value-type="float">
            <text:p>12.399474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03488" calcext:value-type="float">
            <text:p>12.29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53644137931" calcext:value-type="float">
            <text:p>12.12536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49088" calcext:value-type="float">
            <text:p>11.94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70645517241" calcext:value-type="float">
            <text:p>11.907064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9292903226" calcext:value-type="float">
            <text:p>11.9089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5676" calcext:value-type="float">
            <text:p>11.88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1063483871" calcext:value-type="float">
            <text:p>11.9010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09940645161" calcext:value-type="float">
            <text:p>11.9109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07736" calcext:value-type="float">
            <text:p>11.98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17616" calcext:value-type="float">
            <text:p>12.01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47536" calcext:value-type="float">
            <text:p>12.07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45477419355" calcext:value-type="float">
            <text:p>12.1745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1267096774" calcext:value-type="float">
            <text:p>12.16112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14844" calcext:value-type="float">
            <text:p>12.181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40996129032" calcext:value-type="float">
            <text:p>12.1040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1312" calcext:value-type="float">
            <text:p>12.12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2170322581" calcext:value-type="float">
            <text:p>12.0972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22968571429" calcext:value-type="float">
            <text:p>12.17229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90098064516" calcext:value-type="float">
            <text:p>12.20900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87550967742" calcext:value-type="float">
            <text:p>12.3587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8102068965" calcext:value-type="float">
            <text:p>12.420810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74998709677" calcext:value-type="float">
            <text:p>12.4674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89284" calcext:value-type="float">
            <text:p>12.558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3429677419" calcext:value-type="float">
            <text:p>12.5763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3607483871" calcext:value-type="float">
            <text:p>12.4436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93428" calcext:value-type="float">
            <text:p>12.369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70806451613" calcext:value-type="float">
            <text:p>12.4070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10752" calcext:value-type="float">
            <text:p>12.31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71241290323" calcext:value-type="float">
            <text:p>12.33712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19111428571" calcext:value-type="float">
            <text:p>12.35191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09470967742" calcext:value-type="float">
            <text:p>12.3709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42144" calcext:value-type="float">
            <text:p>12.43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6024" calcext:value-type="float">
            <text:p>12.49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7646451613" calcext:value-type="float">
            <text:p>12.5457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6488" calcext:value-type="float">
            <text:p>12.65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01081290323" calcext:value-type="float">
            <text:p>12.59010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92029677419" calcext:value-type="float">
            <text:p>12.5992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6416" calcext:value-type="float">
            <text:p>12.44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53659354839" calcext:value-type="float">
            <text:p>12.3053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57056" calcext:value-type="float">
            <text:p>12.32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7909677419" calcext:value-type="float">
            <text:p>12.350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65078571429" calcext:value-type="float">
            <text:p>12.336507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6469677419" calcext:value-type="float">
            <text:p>12.3416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7179354839" calcext:value-type="float">
            <text:p>12.4547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88548" calcext:value-type="float">
            <text:p>12.528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08947096774" calcext:value-type="float">
            <text:p>12.5908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0336" calcext:value-type="float">
            <text:p>12.66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95411612903" calcext:value-type="float">
            <text:p>12.6995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93010322581" calcext:value-type="float">
            <text:p>12.7693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8096" calcext:value-type="float">
            <text:p>12.64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4203870968" calcext:value-type="float">
            <text:p>12.63042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35384" calcext:value-type="float">
            <text:p>12.61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79072" calcext:value-type="float">
            <text:p>12.61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57467586207" calcext:value-type="float">
            <text:p>12.635746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1427096774" calcext:value-type="float">
            <text:p>12.6701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69672258065" calcext:value-type="float">
            <text:p>12.82696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7288" calcext:value-type="float">
            <text:p>12.91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83607741936" calcext:value-type="float">
            <text:p>13.03836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65272" calcext:value-type="float">
            <text:p>13.00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38033548387" calcext:value-type="float">
            <text:p>12.95380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86432" calcext:value-type="float">
            <text:p>12.91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96305806452" calcext:value-type="float">
            <text:p>12.8496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17168" calcext:value-type="float">
            <text:p>12.82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67243870968" calcext:value-type="float">
            <text:p>12.7767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8191428571" calcext:value-type="float">
            <text:p>12.75881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51339354839" calcext:value-type="float">
            <text:p>12.73513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3918709677" calcext:value-type="float">
            <text:p>12.74639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0496" calcext:value-type="float">
            <text:p>12.7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44397419355" calcext:value-type="float">
            <text:p>12.83443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6535172414" calcext:value-type="float">
            <text:p>12.835653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70828387097" calcext:value-type="float">
            <text:p>12.8670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10303225806" calcext:value-type="float">
            <text:p>12.7910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14096" calcext:value-type="float">
            <text:p>12.75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26061935484" calcext:value-type="float">
            <text:p>12.9126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2288" calcext:value-type="float">
            <text:p>12.98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9212903226" calcext:value-type="float">
            <text:p>12.9879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63305714286" calcext:value-type="float">
            <text:p>12.98633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94539354839" calcext:value-type="float">
            <text:p>13.0094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57117419355" calcext:value-type="float">
            <text:p>13.1057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9328" calcext:value-type="float">
            <text:p>13.1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23332" calcext:value-type="float">
            <text:p>13.232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0964" calcext:value-type="float">
            <text:p>13.30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78227096774" calcext:value-type="float">
            <text:p>13.1578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62265806452" calcext:value-type="float">
            <text:p>13.0462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83104" calcext:value-type="float">
            <text:p>12.94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4423225807" calcext:value-type="float">
            <text:p>13.03944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0112" calcext:value-type="float">
            <text:p>13.06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29587096774" calcext:value-type="float">
            <text:p>13.102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6785714286" calcext:value-type="float">
            <text:p>13.10367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37741935484" calcext:value-type="float">
            <text:p>13.113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00190344828" calcext:value-type="float">
            <text:p>13.080019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5066666667" calcext:value-type="float">
            <text:p>13.1555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55125517241" calcext:value-type="float">
            <text:p>13.205512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16054285714" calcext:value-type="float">
            <text:p>13.17160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2595862069" calcext:value-type="float">
            <text:p>13.06025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2947862069" calcext:value-type="float">
            <text:p>13.022947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95911428571" calcext:value-type="float">
            <text:p>12.83959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16148571429" calcext:value-type="float">
            <text:p>12.81161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25302857143" calcext:value-type="float">
            <text:p>12.84253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7096551724" calcext:value-type="float">
            <text:p>12.79870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12341818182" calcext:value-type="float">
            <text:p>13.061234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7969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94864" calcext:value-type="float">
            <text:p>12.95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328" meta:object-count="0"/>
    <meta:user-defined meta:name="AppVersion">3.0</meta:user-defined>
  </office:meta>
</office:document-meta>
</file>